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f66" officeooo:paragraph-rsid="00154f66"/>
    </style:style>
    <style:style style:name="P2" style:family="paragraph" style:parent-style-name="Header">
      <style:text-properties officeooo:rsid="00154f66" officeooo:paragraph-rsid="00154f66"/>
    </style:style>
    <style:style style:name="T1" style:family="text">
      <style:text-properties officeooo:rsid="0016a0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A-Assignment solving algorithm:</text:p>
      <text:p text:style-name="P1"/>
      <text:p text:style-name="P1">//Java-Pseudocode</text:p>
      <text:p text:style-name="P1"/>
      <text:p text:style-name="P1">void solveAssingment(){</text:p>
      <text:p text:style-name="P1"><text:tab/>Assignment assignment = new Assignment(downloadAssignment());</text:p>
      <text:p text:style-name="P1"/>
      <text:p text:style-name="P1"><text:tab/>for(exercises e: assignment){</text:p>
      <text:p text:style-name="P1"/>
      <text:p text:style-name="P1"><text:tab/><text:tab/>try{</text:p>
      <text:p text:style-name="P1"><text:tab/><text:tab/><text:tab/>e.solve</text:p>
      <text:p text:style-name="P1"><text:tab/><text:tab/>}catch(Exception x){</text:p>
      <text:p text:style-name="P1"/>
      <text:p text:style-name="P1"><text:tab/><text:tab/><text:tab/>e.google(x);</text:p>
      <text:p text:style-name="P1"><text:tab/><text:tab/><text:tab/>e.searchStackOverflow(x);</text:p>
      <text:p text:style-name="P1"/>
      <text:p text:style-name="P1"><text:tab/><text:tab/>}finally{</text:p>
      <text:p text:style-name="P1"><text:tab/><text:tab/><text:tab/>if(e.isSolved == true){</text:p>
      <text:p text:style-name="P1"><text:tab/><text:tab/><text:tab/><text:tab/>break;</text:p>
      <text:p text:style-name="P1"><text:tab/><text:tab/><text:tab/>}else{</text:p>
      <text:p text:style-name="P1"><text:tab/><text:tab/><text:tab/><text:tab/>e.doLater();</text:p>
      <text:p text:style-name="P1"><text:tab/><text:tab/><text:tab/>}</text:p>
      <text:p text:style-name="P1"><text:tab/><text:tab/>}</text:p>
      <text:p text:style-name="P1"/>
      <text:p text:style-name="P1"/>
      <text:p text:style-name="P1"><text:tab/>}</text:p>
      <text:p text:style-name="P1"/>
      <text:p text:style-name="P1"><text:tab/>if(assignment.isFinished == true){</text:p>
      <text:p text:style-name="P1"><text:tab/><text:tab/>uploadToILIAS();</text:p>
      <text:p text:style-name="P1"><text:tab/>}else{</text:p>
      <text:p text:style-name="P1"><text:tab/><text:tab/>finshTasks(assignment.getUnsolvedTasks);</text:p>
      <text:p text:style-name="P1"/>
      <text:p text:style-name="P1"><text:tab/>}</text:p>
      <text:p text:style-name="P1"/>
      <text:p text:style-name="P1"><text:tab/>sleep(getTimeUntilTutorium());</text:p>
      <text:p text:style-name="P1"><text:tab/>attendTutorium();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4f66" officeooo:paragraph-rsid="00154f66"/>
    </style:style>
    <style:style style:name="MT1" style:family="text">
      <style:text-properties officeooo:rsid="0016a01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3133783 Wilhem Buchmüller</text:p>
        <text:p text:style-name="MP1">Daniel Wanner</text:p>
        <text:p text:style-name="MP1">Artur <text:span text:style-name="MT1">Frenzen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9:59:05.822250475</meta:creation-date>
    <dc:date>2016-04-12T20:06:13.178542215</dc:date>
    <meta:editing-duration>PT7M6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29" meta:word-count="47" meta:character-count="532" meta:non-whitespace-character-count="468"/>
  </office:meta>
</office:document-meta>
</file>